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2" svg:font-family="Tahoma"/>
    <style:font-face style:name="Andale Sans UI" svg:font-family="'Andale Sans UI', 'Arial Unicode MS'" style:font-pitch="variable"/>
    <style:font-face style:name="Brushed Script" svg:font-family="'Brushed Script', 'Times New Roman'" style:font-pitch="variable"/>
    <style:font-face style:name="Times New Roman" svg:font-family="'Times New Roman'" style:font-family-generic="roman" style:font-pitch="variable"/>
    <style:font-face style:name="Albany" svg:font-family="Albany, 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0.423cm"/>
    </style:style>
    <style:style style:name="P2" style:family="paragraph" style:parent-style-name="Standard">
      <style:paragraph-properties fo:line-height="0.423cm">
        <style:tab-stops>
          <style:tab-stop style:position="9.652cm"/>
          <style:tab-stop style:position="12.442cm"/>
        </style:tab-stops>
      </style:paragraph-properties>
    </style:style>
    <style:style style:name="P3" style:family="paragraph" style:parent-style-name="Standard">
      <style:paragraph-properties fo:line-height="0.423cm" fo:text-align="justify" style:justify-single-word="false"/>
    </style:style>
    <style:style style:name="P4" style:family="paragraph" style:parent-style-name="Standard">
      <style:text-properties fo:language="en" fo:country="GB"/>
    </style:style>
    <style:style style:name="P5" style:family="paragraph" style:parent-style-name="Standard">
      <style:paragraph-properties fo:line-height="0.423cm"/>
      <style:text-properties fo:language="en" fo:country="GB"/>
    </style:style>
    <style:style style:name="P6" style:family="paragraph" style:parent-style-name="Standard">
      <style:paragraph-properties fo:line-height="0.423cm">
        <style:tab-stops>
          <style:tab-stop style:position="9.652cm"/>
          <style:tab-stop style:position="12.442cm"/>
        </style:tab-stops>
      </style:paragraph-properties>
      <style:text-properties fo:language="en" fo:country="GB"/>
    </style:style>
    <style:style style:name="P7" style:family="paragraph" style:parent-style-name="Standard">
      <style:paragraph-properties fo:line-height="0.423cm">
        <style:tab-stops>
          <style:tab-stop style:position="9.652cm"/>
        </style:tab-stops>
      </style:paragraph-properties>
      <style:text-properties fo:language="en" fo:country="GB"/>
    </style:style>
    <style:style style:name="P8" style:family="paragraph" style:parent-style-name="Standard">
      <style:paragraph-properties fo:line-height="0.423cm" fo:text-align="justify" style:justify-single-word="false"/>
      <style:text-properties fo:language="en" fo:country="GB"/>
    </style:style>
    <style:style style:name="P9" style:family="paragraph" style:parent-style-name="Standard">
      <style:paragraph-properties fo:line-height="0.635cm"/>
      <style:text-properties fo:language="en" fo:country="GB"/>
    </style:style>
    <style:style style:name="P10" style:family="paragraph" style:parent-style-name="Standard">
      <style:paragraph-properties fo:line-height="0.635cm" fo:text-align="justify" style:justify-single-word="false"/>
      <style:text-properties fo:language="en" fo:country="GB"/>
    </style:style>
    <style:style style:name="P11" style:family="paragraph" style:parent-style-name="Standard">
      <style:paragraph-properties fo:line-height="0.635cm">
        <style:tab-stops>
          <style:tab-stop style:position="8.892cm"/>
        </style:tab-stops>
      </style:paragraph-properties>
      <style:text-properties fo:language="en" fo:country="GB"/>
    </style:style>
    <style:style style:name="P12" style:family="paragraph" style:parent-style-name="Standard">
      <style:paragraph-properties fo:line-height="0.593cm" fo:text-align="justify" style:justify-single-word="false"/>
      <style:text-properties fo:language="en" fo:country="GB"/>
    </style:style>
    <style:style style:name="P13" style:family="paragraph" style:parent-style-name="Standard">
      <style:paragraph-properties fo:text-align="justify" style:justify-single-word="false"/>
      <style:text-properties fo:language="en" fo:country="GB"/>
    </style:style>
    <style:style style:name="P14" style:family="paragraph" style:parent-style-name="Standard">
      <style:paragraph-properties fo:text-align="justify" style:justify-single-word="false"/>
      <style:text-properties fo:language="en" fo:country="GB" fo:font-weight="bold" style:font-weight-asian="bold"/>
    </style:style>
    <style:style style:name="P15" style:family="paragraph" style:parent-style-name="Standard">
      <style:paragraph-properties>
        <style:tab-stops>
          <style:tab-stop style:position="4.251cm"/>
        </style:tab-stops>
      </style:paragraph-properties>
      <style:text-properties fo:language="en" fo:country="GB" fo:font-weight="bold" style:font-weight-asian="bold" style:font-weight-complex="bold"/>
    </style:style>
    <style:style style:name="P16" style:family="paragraph" style:parent-style-name="Standard">
      <style:paragraph-properties fo:line-height="0.508cm"/>
      <style:text-properties fo:language="en" fo:country="GB"/>
    </style:style>
    <style:style style:name="P17" style:family="paragraph" style:parent-style-name="Standard">
      <style:paragraph-properties fo:line-height="0.55cm" fo:text-align="center" style:justify-single-word="false"/>
    </style:style>
    <style:style style:name="P18" style:family="paragraph" style:parent-style-name="Standard">
      <style:paragraph-properties fo:line-height="0.635cm"/>
    </style:style>
    <style:style style:name="P19" style:family="paragraph" style:parent-style-name="Standard">
      <style:paragraph-properties fo:line-height="0.635cm" fo:text-align="justify" style:justify-single-word="false"/>
    </style:style>
    <style:style style:name="P20" style:family="paragraph" style:parent-style-name="Standard">
      <style:paragraph-properties fo:line-height="0.423cm"/>
      <style:text-properties fo:font-size="11pt" fo:language="en" fo:country="GB" style:font-size-asian="11pt" style:font-size-complex="11pt"/>
    </style:style>
    <style:style style:name="P21" style:family="paragraph" style:parent-style-name="Standard">
      <style:paragraph-properties style:line-height-at-least="0.635cm" fo:text-align="center" style:justify-single-word="false"/>
      <style:text-properties fo:font-size="20pt" fo:language="en" fo:country="GB" fo:font-weight="bold" style:font-size-asian="20pt" style:font-weight-asian="bold" style:font-size-complex="20pt"/>
    </style:style>
    <style:style style:name="P22" style:family="paragraph" style:parent-style-name="Standard">
      <style:paragraph-properties style:line-height-at-least="0.423cm" fo:text-align="center" style:justify-single-word="false">
        <style:tab-stops>
          <style:tab-stop style:position="-0.487cm"/>
        </style:tab-stops>
      </style:paragraph-properties>
      <style:text-properties fo:font-size="20pt" fo:language="en" fo:country="GB" fo:font-weight="bold" style:font-size-asian="20pt" style:font-weight-asian="bold" style:font-size-complex="20pt"/>
    </style:style>
    <style:style style:name="P23" style:family="paragraph" style:parent-style-name="Standard">
      <style:text-properties fo:font-size="8pt" fo:language="en" fo:country="GB" style:font-size-asian="8pt" style:font-size-complex="8pt"/>
    </style:style>
    <style:style style:name="P24" style:family="paragraph" style:parent-style-name="Standard">
      <style:paragraph-properties fo:text-align="justify" style:justify-single-word="false"/>
      <style:text-properties fo:font-size="8pt" fo:language="en" fo:country="GB" style:font-size-asian="8pt" style:font-size-complex="8pt"/>
    </style:style>
    <style:style style:name="P25" style:family="paragraph" style:parent-style-name="Standard">
      <style:paragraph-properties fo:text-align="center" style:justify-single-word="false"/>
      <style:text-properties fo:font-size="4pt" fo:language="en" fo:country="GB" fo:font-weight="bold" style:font-size-asian="4pt" style:font-weight-asian="bold" style:font-size-complex="4pt"/>
    </style:style>
    <style:style style:name="P26" style:family="paragraph" style:parent-style-name="Standard">
      <style:paragraph-properties fo:text-align="center" style:justify-single-word="false"/>
      <style:text-properties fo:font-size="14pt" fo:language="en" fo:country="GB" fo:font-weight="bold" style:font-size-asian="14pt" style:font-weight-asian="bold" style:font-size-complex="14pt"/>
    </style:style>
    <style:style style:name="P27" style:family="paragraph" style:parent-style-name="Standard">
      <style:paragraph-properties fo:text-align="justify" style:justify-single-word="false"/>
    </style:style>
    <style:style style:name="P28" style:family="paragraph" style:parent-style-name="Standard">
      <style:paragraph-properties fo:line-height="0.508cm"/>
    </style:style>
    <style:style style:name="P29" style:family="paragraph" style:parent-style-name="Standard">
      <style:paragraph-properties>
        <style:tab-stops>
          <style:tab-stop style:position="4.251cm"/>
        </style:tab-stops>
      </style:paragraph-properties>
    </style:style>
    <style:style style:name="P30" style:family="paragraph" style:parent-style-name="Standard">
      <style:paragraph-properties fo:margin-top="0.212cm" fo:margin-bottom="0cm" fo:line-height="0.423cm">
        <style:tab-stops>
          <style:tab-stop style:position="2cm"/>
        </style:tab-stops>
      </style:paragraph-properties>
    </style:style>
    <style:style style:name="P31" style:family="paragraph" style:parent-style-name="Standard">
      <style:paragraph-properties fo:margin-top="0.212cm" fo:margin-bottom="0cm" fo:line-height="0.423cm" fo:text-align="justify" style:justify-single-word="false"/>
      <style:text-properties fo:language="en" fo:country="GB"/>
    </style:style>
    <style:style style:name="P32" style:family="paragraph" style:parent-style-name="Standard">
      <style:paragraph-properties fo:margin-top="0.212cm" fo:margin-bottom="0cm" fo:line-height="0.508cm"/>
      <style:text-properties fo:language="en" fo:country="GB" fo:font-style="italic" fo:font-weight="bold" style:font-style-asian="italic" style:font-weight-asian="bold" style:font-style-complex="italic" style:font-weight-complex="bold"/>
    </style:style>
    <style:style style:name="P33" style:family="paragraph" style:parent-style-name="Standard">
      <style:paragraph-properties fo:margin-top="0.212cm" fo:margin-bottom="0cm" fo:text-align="justify" style:justify-single-word="false"/>
      <style:text-properties fo:language="en" fo:country="GB" fo:font-style="italic" fo:font-weight="bold" style:font-style-asian="italic" style:font-weight-asian="bold"/>
    </style:style>
    <style:style style:name="P34" style:family="paragraph" style:parent-style-name="Standard">
      <style:paragraph-properties fo:margin-top="0.212cm" fo:margin-bottom="0cm" fo:line-height="0.508cm"/>
    </style:style>
    <style:style style:name="P35" style:family="paragraph" style:parent-style-name="Standard">
      <style:paragraph-properties fo:margin-top="0.212cm" fo:margin-bottom="0.212cm" fo:text-align="center" style:justify-single-word="false" fo:break-before="page" fo:background-color="#f2f2f2" fo:padding="0.035cm" fo:border="0.018cm solid #000000">
        <style:tab-stops>
          <style:tab-stop style:position="9.652cm"/>
          <style:tab-stop style:position="12.442cm"/>
        </style:tab-stops>
        <style:background-image/>
      </style:paragraph-properties>
      <style:text-properties fo:font-size="18pt" fo:font-weight="bold" style:font-size-asian="18pt" style:font-weight-asian="bold"/>
    </style:style>
    <style:style style:name="P36" style:family="paragraph" style:parent-style-name="Standard" style:master-page-name="Standard">
      <style:paragraph-properties fo:margin-top="0.212cm" fo:margin-bottom="0.212cm" fo:text-align="center" style:justify-single-word="false" style:page-number="auto" fo:background-color="#f2f2f2" fo:padding="0.035cm" fo:border="0.018cm solid #000000">
        <style:tab-stops>
          <style:tab-stop style:position="9.652cm"/>
          <style:tab-stop style:position="12.442cm"/>
        </style:tab-stops>
        <style:background-image/>
      </style:paragraph-properties>
      <style:text-properties fo:font-size="18pt" fo:language="en" fo:country="GB" fo:font-weight="bold" style:font-size-asian="18pt" style:font-weight-asian="bold"/>
    </style:style>
    <style:style style:name="P37" style:family="paragraph" style:parent-style-name="Standard">
      <style:paragraph-properties fo:line-height="0.635cm" fo:text-align="justify" style:justify-single-word="false" fo:padding-left="0cm" fo:padding-right="0cm" fo:padding-top="0cm" fo:padding-bottom="0.035cm" fo:border-left="none" fo:border-right="none" fo:border-top="none" fo:border-bottom="0.018cm solid #000000"/>
      <style:text-properties fo:language="en" fo:country="GB"/>
    </style:style>
    <style:style style:name="P38" style:family="paragraph" style:parent-style-name="Standard">
      <style:paragraph-properties fo:line-height="0.635cm" fo:background-color="#d1d1d1" fo:padding="0.035cm" fo:border="0.018cm solid #ffffff" style:shadow="#000000 0.053cm 0.053cm">
        <style:tab-stops>
          <style:tab-stop style:position="8.892cm"/>
        </style:tab-stops>
        <style:background-image/>
      </style:paragraph-properties>
      <style:text-properties fo:language="en" fo:country="GB" fo:font-weight="bold" style:font-weight-asian="bold"/>
    </style:style>
    <style:style style:name="P39" style:family="paragraph" style:parent-style-name="Standard">
      <style:paragraph-properties fo:line-height="0.423cm" fo:text-align="justify" style:justify-single-word="false" fo:break-before="page"/>
      <style:text-properties fo:language="en" fo:country="GB"/>
    </style:style>
    <style:style style:name="P40" style:family="paragraph" style:parent-style-name="Standard">
      <style:paragraph-properties fo:margin-left="0cm" fo:margin-right="0.963cm" fo:line-height="0.423cm" fo:text-align="justify" style:justify-single-word="false" fo:text-indent="0cm" style:auto-text-indent="false"/>
      <style:text-properties fo:language="en" fo:country="GB"/>
    </style:style>
    <style:style style:name="P41" style:family="paragraph" style:parent-style-name="Standard">
      <style:paragraph-properties fo:margin-left="2.487cm" fo:margin-right="0cm" fo:margin-top="0.212cm" fo:margin-bottom="0cm" fo:line-height="0.423cm" fo:text-indent="-2.487cm" style:auto-text-indent="false">
        <style:tab-stops>
          <style:tab-stop style:position="-0.487cm"/>
        </style:tab-stops>
      </style:paragraph-properties>
    </style:style>
    <style:style style:name="P42" style:family="paragraph" style:parent-style-name="Standard">
      <style:paragraph-properties fo:margin-left="2.501cm" fo:margin-right="2.499cm" fo:text-align="justify" style:justify-single-word="false" fo:text-indent="0cm" style:auto-text-indent="false"/>
      <style:text-properties fo:language="en" fo:country="GB" fo:font-weight="bold" style:font-weight-asian="bold"/>
    </style:style>
    <style:style style:name="P43" style:family="paragraph" style:parent-style-name="Heading_20_1">
      <style:paragraph-properties fo:text-align="start" style:justify-single-word="false" fo:background-color="#ffffff">
        <style:tab-stops>
          <style:tab-stop style:position="0cm"/>
        </style:tab-stops>
        <style:background-image/>
      </style:paragraph-properties>
    </style:style>
    <style:style style:name="P44" style:family="paragraph" style:parent-style-name="Textkörper_20_21">
      <style:paragraph-properties fo:margin-top="0cm" fo:margin-bottom="0cm"/>
    </style:style>
    <style:style style:name="P45" style:family="paragraph" style:parent-style-name="Textkörper_20_21">
      <style:paragraph-properties fo:margin-top="0cm" fo:margin-bottom="0cm" fo:break-before="page"/>
      <style:text-properties fo:font-size="12pt" fo:language="en" fo:country="GB" fo:font-style="italic" fo:font-weight="bold" style:font-size-asian="12pt" style:font-style-asian="italic" style:font-weight-asian="bold" style:font-size-complex="12pt"/>
    </style:style>
    <style:style style:name="P46" style:family="paragraph" style:parent-style-name="Heading_20_5">
      <style:paragraph-properties fo:line-height="100%">
        <style:tab-stops>
          <style:tab-stop style:position="0cm"/>
        </style:tab-stops>
      </style:paragraph-properties>
      <style:text-properties fo:language="en" fo:country="GB"/>
    </style:style>
    <style:style style:name="P47" style:family="paragraph" style:parent-style-name="Heading_20_4">
      <style:paragraph-properties>
        <style:tab-stops>
          <style:tab-stop style:position="0cm"/>
        </style:tab-stops>
      </style:paragraph-properties>
      <style:text-properties fo:language="en" fo:country="GB"/>
    </style:style>
    <style:style style:name="P48" style:family="paragraph" style:parent-style-name="Heading_20_3">
      <style:paragraph-properties fo:margin-top="0cm" fo:margin-bottom="0cm">
        <style:tab-stops>
          <style:tab-stop style:position="0cm"/>
        </style:tab-stops>
      </style:paragraph-properties>
    </style:style>
    <style:style style:name="T1" style:family="text">
      <style:text-properties fo:language="en" fo:country="GB"/>
    </style:style>
    <style:style style:name="T2" style:family="text">
      <style:text-properties fo:language="en" fo:country="GB" style:text-underline-style="solid" style:text-underline-width="auto" style:text-underline-color="font-color"/>
    </style:style>
    <style:style style:name="T3" style:family="text">
      <style:text-properties fo:language="en" fo:country="GB" fo:font-weight="bold" style:font-weight-asian="bold"/>
    </style:style>
    <style:style style:name="T4" style:family="text">
      <style:text-properties fo:language="en" fo:country="GB" fo:font-weight="bold" style:font-weight-asian="bold" style:font-weight-complex="bold"/>
    </style:style>
    <style:style style:name="T5" style:family="text">
      <style:text-properties fo:language="en" fo:country="GB" style:font-size-complex="12pt"/>
    </style:style>
    <style:style style:name="T6" style:family="text">
      <style:text-properties fo:language="en" fo:country="GB" style:font-style-complex="italic" style:font-weight-complex="bold"/>
    </style:style>
    <style:style style:name="T7" style:family="text">
      <style:text-properties fo:language="en" fo:country="GB" fo:font-style="italic" fo:font-weight="bold" style:font-style-asian="italic" style:font-weight-asian="bold"/>
    </style:style>
    <style:style style:name="T8" style:family="text">
      <style:text-properties fo:font-size="8pt" fo:language="en" fo:country="GB" style:font-size-asian="8pt"/>
    </style:style>
    <style:style style:name="T9" style:family="text">
      <style:text-properties fo:font-size="14pt" fo:language="en" fo:country="GB" style:text-underline-style="solid" style:text-underline-width="auto" style:text-underline-color="font-color" fo:font-weight="bold" style:font-size-asian="14pt" style:font-weight-asian="bold"/>
    </style:style>
    <style:style style:name="T10" style:family="text">
      <style:text-properties style:text-position="super 58%" fo:font-size="14pt" fo:language="en" fo:country="GB" style:text-underline-style="solid" style:text-underline-width="auto" style:text-underline-color="font-color" fo:font-weight="bold" style:font-size-asian="14pt" style:font-weight-asian="bold"/>
    </style:style>
    <style:style style:name="T11" style:family="text">
      <style:text-properties style:text-position="super 58%" fo:language="en" fo:country="GB"/>
    </style:style>
    <style:style style:name="T12" style:family="text">
      <style:text-properties style:text-position="super 58%" fo:language="en" fo:country="GB" fo:font-weight="bold" style:font-weight-asian="bold"/>
    </style:style>
    <style:style style:name="T13" style:family="text">
      <style:text-properties fo:font-size="10pt" fo:language="en" fo:country="GB" style:font-size-asian="10pt" style:font-size-complex="10pt"/>
    </style:style>
    <style:style style:name="T14" style:family="text">
      <style:text-properties fo:font-size="12pt" fo:language="en" fo:country="GB" style:font-size-asian="12pt" style:font-size-complex="12pt"/>
    </style:style>
    <style:style style:name="T15" style:family="text">
      <style:text-properties style:font-name="Times New Roman" fo:font-size="12pt" fo:language="en" fo:country="GB" fo:font-weight="bold" style:font-size-asian="12pt" style:font-weight-asian="bold" style:font-weight-complex="bold"/>
    </style:style>
    <style:style style:name="T16" style:family="text">
      <style:text-properties style:font-name="Times New Roman" fo:font-size="12pt" fo:language="en" fo:country="GB" style:font-size-asian="12pt"/>
    </style:style>
    <style:style style:name="T17" style:family="text">
      <style:text-properties style:font-name="Times New Roman" fo:font-size="14pt" fo:language="en" fo:country="GB"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Arbeitsgemeinschaft Höhle &amp; Karst Grabenstetten e.V.</text:p>
      <text:p text:style-name="P2"><text:span text:style-name="T1">Petra Boldt<text:tab/>| </text:span><text:span text:style-name="T8">Org. remarks</text:span></text:p>
      <text:p text:style-name="P6">Hauptstr.4<text:tab/>| K<text:tab/><text:tab/><text:tab/>G<text:tab/><text:tab/>Anz.</text:p>
      <text:p text:style-name="P2"><text:span text:style-name="T2">D - 89601 Schelklingen - Schmiechen</text:span><text:span text:style-name="T1"><text:tab/>| J<text:tab/><text:tab/><text:tab/>Z<text:tab/><text:tab/>bz.</text:span></text:p>
      <text:p text:style-name="P6">Germany<text:tab/>| A<text:tab/><text:tab/><text:tab/>S<text:tab/><text:tab/>sonst.</text:p>
      <text:p text:style-name="P7"><text:tab/>|_________________________________</text:p>
      <text:p text:style-name="P7"/>
      <text:p text:style-name="P17"><text:span text:style-name="T9">Registration for the International Training Camp for Young Speleologists on the Schwabian Alb from August 1</text:span><text:span text:style-name="T10">st</text:span><text:span text:style-name="T9"> – August 17</text:span><text:span text:style-name="T10">th</text:span><text:span text:style-name="T9">, 2008</text:span></text:p>
      <text:p text:style-name="P19"><text:span text:style-name="T1">Name:_____________________ First name:_________________ </text:span><text:span text:style-name="T1">Date of Birth: ____________ (d.m.y)</text:span></text:p>
      <text:p text:style-name="P10">Address: ____________________________________________________________________________</text:p>
      <text:p text:style-name="P10">Phone: _______________________e-mail: ________________________________________________</text:p>
      <text:p text:style-name="P37">Nationality: __________________________ <text:s/>Profession: _____________________________________</text:p>
      <text:p text:style-name="P11"/>
      <text:p text:style-name="P38">Course you want to attend:<text:tab/>Alternative:</text:p>
      <text:p text:style-name="P11">[ <text:s/>] Practical Cave Research<text:tab/>[ <text:s/>] Practical Cave Research</text:p>
      <text:p text:style-name="P11">[ <text:s/>] Cave Exploration <text:tab/>[ <text:s/>] Cave Exploration</text:p>
      <text:p text:style-name="P11">[ <text:s/>] Cave Survey<text:tab/>[ <text:s/>] Cave Survey</text:p>
      <text:p text:style-name="P11">[ <text:s/>] Biology in Caves<text:tab/>[ <text:s/>] Biology in Caves</text:p>
      <text:p text:style-name="P11">[ <text:s/>] Geology<text:tab/>[ <text:s/>] Geology</text:p>
      <text:p text:style-name="P11">[ <text:s/>] Research<text:tab/>[ <text:s/>] Research</text:p>
      <text:p text:style-name="P11">If you have chosen »Biology in Caves«, please mark two alternatives with a priority, because we are not sure until now whether the Biology course will be available.</text:p>
      <text:p text:style-name="P11">For details please see the following pages.</text:p>
      <text:p text:style-name="P11">-----------------------------------------------------------------------------------------------------------</text:p>
      <text:p text:style-name="P11">I will bring a tent <text:s text:c="23"/>[ <text:s/>] <text:s/>yes <text:tab/> <text:s/>no [ <text:s/>] </text:p>
      <text:p text:style-name="P12">In my tent I have additional room for <text:s/>____ <text:s/>persons which have no tent.</text:p>
      <text:p text:style-name="P9">Member of a youth organisation, cave research organisation, etc.:_______________________________</text:p>
      <text:p text:style-name="P9">Cave experience: <text:s text:c="8"/>yes / no <text:s text:c="14"/>Language skills:______________________________________</text:p>
      <text:p text:style-name="P10">Special interests and knowledge: <text:s text:c="2"/>_______________________________________________________</text:p>
      <text:p text:style-name="P9">What can you contribute to our program: __________________________________________________</text:p>
      <text:p text:style-name="P9">___________________________________________________________________________________</text:p>
      <text:p text:style-name="P10">[ <text:s/>] I will travel with my own car</text:p>
      <text:p text:style-name="P10">[ <text:s/>] I will join <text:s/>_____________________ in his car.</text:p>
      <text:p text:style-name="P10">[ <text:s/>] Somebody will bring me with a car</text:p>
      <text:p text:style-name="P5">[ <text:s/>] I will travel by train</text:p>
      <text:p text:style-name="P1"><text:span text:style-name="T1">[ <text:s/>] I will arrive on 1</text:span><text:span text:style-name="T11">st</text:span><text:span text:style-name="T1"> of August (Friday) until 8pm for dinner.</text:span></text:p>
      <text:p text:style-name="P1"><text:span text:style-name="T1">[ <text:s/>] I will arrive on 2</text:span><text:span text:style-name="T11">nd</text:span><text:span text:style-name="T1"> of August (Saturday) until noon.</text:span></text:p>
      <text:p text:style-name="P5"/>
      <text:p text:style-name="P20">I declare that my doctor has no objection against sport activities. Please ask your doctor if in doubt.</text:p>
      <text:p text:style-name="P5"/>
      <text:p text:style-name="P5"/>
      <text:p text:style-name="P8">Date:________________(d.m.y) <text:s text:c="4"/>______________________________________________________</text:p>
      <text:p text:style-name="P3"><text:span text:style-name="T1"><text:s text:c="58"/></text:span><text:span text:style-name="T1">(Signature, also from your parents if you are age of 17 or younger)</text:span></text:p>
      <text:p text:style-name="P8"/>
      <text:p text:style-name="P3"><text:span text:style-name="T13">Please</text:span><text:span text:style-name="T13"> see next pages</text:span></text:p>
      <text:p text:style-name="P39"/>
      <text:p text:style-name="P40">Please let us know something about your activities as a speleologist, are you organized in a club and did you attend such a training camp in the past. If this is your first caving activity, please let us know where your interests on caving started. Please also write down what you expect from the camp and from your selected course and why you have chosen the course.</text:p>
      <text:p text:style-name="P8"/>
      <text:p text:style-name="P8">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9">________________________________________________________________________________</text:p>
      <text:p text:style-name="P18">________________________________________________________________________________</text:p>
      <text:p text:style-name="P18">________________________________________________________________________________</text:p>
      <text:p text:style-name="P35">Arbeitsgemeinschaft Höhle &amp; Karst Grabenstetten e.V.</text:p>
      <text:p text:style-name="P21">Soon we start again ...</text:p>
      <text:p text:style-name="P23"/>
      <text:h text:style-name="P43" text:outline-level="1"><text:span text:style-name="T15">What?</text:span><text:span text:style-name="T16"><text:tab/><text:tab/></text:span><text:span text:style-name="T17">International Training Camp for Young Speleologists</text:span></text:h>
      <text:p text:style-name="P30"><text:span text:style-name="T3">Where?<text:tab/><text:tab/></text:span><text:span text:style-name="T1">Sporting Ground in 89601 Schmiechen near Schelklingen / Schwabian Alb / Germany</text:span></text:p>
      <text:p text:style-name="P30"><text:span text:style-name="T3">When?<text:tab/><text:tab/></text:span><text:span text:style-name="T1">From August 1</text:span><text:span text:style-name="T11">st</text:span><text:span text:style-name="T1"> to August 17</text:span><text:span text:style-name="T11">th</text:span><text:span text:style-name="T1">, <text:s/>2008</text:span></text:p>
      <text:p text:style-name="P41"><text:span text:style-name="T3">For </text:span><text:span text:style-name="T3">whom?<text:tab/></text:span><text:span text:style-name="T1">Cavers and everybody who wants to become a caver. Age from 16 to 30 years, exceptions are possible.</text:span></text:p>
      <text:p text:style-name="P22">www.juhoefola.de</text:p>
      <text:p text:style-name="P25"/>
      <text:p text:style-name="P26">Our Motto</text:p>
      <text:p text:style-name="P42">By learning how to do it right you will be able to handle critical situations in caves and discover the beauty of caves and why you should <text:s/>and how you can protect the world inside the earth</text:p>
      <text:h text:style-name="P46" text:outline-level="5">because</text:h>
      <text:p text:style-name="P13">caves attract more and more people. Caves are geotopes and biotopes and therefore very sensitive climate archives which are worth to be explored. Caving is not only sport and fun, it is also practical science. With a good training you can avoid dangerous situations.</text:p>
      <text:p text:style-name="P31">We offer you a training split into six courses and a supporting programme which covers all important caving areas. Small groups guarantee optimum results.</text:p>
      <text:p text:style-name="P13">Another intention of the camp is to meet guys from other countries who are interested in caving. This often opens possibilities to find new friends and visit new carst areas for caving.</text:p>
      <text:p text:style-name="P24"><text:s/></text:p>
      <text:p text:style-name="P14">The camp is intended for young people who want to start with caving or who already have some experience and want to extend their skills.</text:p>
      <text:p text:style-name="P34"><text:span text:style-name="T1">We offer the following c</text:span><text:span text:style-name="T1">ourses. </text:span><text:span text:style-name="T4">For all courses you should understand german or english language.</text:span></text:p>
      <text:p text:style-name="P32">I. :Practical Cave Research</text:p>
      <text:p text:style-name="P16">This course is intended for active cavers with some basic skills.</text:p>
      <text:p text:style-name="P16">Subject areas: Maps, cave register, excavation techniques, permission problems, tunnel driving, shaft digging, stone machining, radio frequency direction finding, thru the surface communication, using GPS, water drain measurements, water pile up to estimate the size of unknown caves, salting (tracer) test in a water cave with data interpretation, simple cave survey and plan generation with a computer program, documentation of cave research and forwarding information to the press.</text:p>
      <text:p text:style-name="P28"><text:span text:style-name="T1">We will ada</text:span><text:span text:style-name="T1">pt the themes to your interests; please let us know if you are interested in a special topic.</text:span></text:p>
      <text:h text:style-name="P47" text:outline-level="4">II. Cave Exploration including Rescue Topics</text:h>
      <text:p text:style-name="P44"><text:span text:style-name="T14">Main topic of this course is to learn solid basic skills in cave exploration. There will be topics about ropes and knots, security, rescue, </text:span><text:span text:style-name="T14">rapeling in shafts, rope ladders and single rope technics (SRT). When needed we will split the course for beginners and more experienced cavers, therefore no basic skills needed. </text:span></text:p>
      <text:p text:style-name="P4">For this course you need SRT equipment. Please call us, if you want to loan the equipment (some available) or if you want to buy it</text:p>
      <text:p text:style-name="P33">III. Cave Survey</text:p>
      <text:p text:style-name="P13">You will learn the basics techniques of cave survey and how to draw a cave plan by hand and with a computer. You will train the usage of different survey equipment as compass, clinometer and also work with a theodolithe. No basic skills needed.</text:p>
      <text:p text:style-name="P24"/>
      <text:h text:style-name="P48" text:outline-level="3"><text:span text:style-name="T5">IV</text:span><text:span text:style-name="T6">. Biology, Fauna und Eco-Systems in Caves</text:span></text:h>
      <text:p text:style-name="P44"><text:span text:style-name="T14">This course is intended for everybody who is interested in flora and fauna in caves. No basic skills needed. You will take probes in a cave and learn how to write </text:span><text:span text:style-name="T14">documentation and interpret the data. The result should be to get a feeling about the status of flora and fauna in the cave and become more sensible about the cave as a fragile biological system.</text:span></text:p>
      <text:p text:style-name="P45">V. Geology</text:p>
      <text:p text:style-name="P13">We will learn the basics of geology as reading of geological maps, profiles, tectonics, mineralogy and sediments. Then we will understand how caves develop. A lot of information for the caver can be derived from the basic information. <text:s/>Practical field work will be done in the Geo-Parc Swabian Alb. We will hike to a meteor crater, visit remains of vulcanism and collect fossils. No basic skills needed.</text:p>
      <text:p text:style-name="P24"/>
      <text:p text:style-name="P27"><text:span text:style-name="T7">VI</text:span><text:span text:style-name="T7">. Research</text:span></text:p>
      <text:p text:style-name="P27"><text:span text:style-name="T1">The participants of this course will attend real research projects in different caves on the swabian Alb. You will see different strategies to find new caves. In</text:span><text:span text:style-name="T1">side caves you will practice different methods to dig, split rocks and get practical experience how to secure shafts and tunnels. We will look for specific geological specialities as clay horizons, artefacts and special sediment layers. We will also talk about security aspects and unsave environment in a cave. We will explore different caves for practical training. For this course you must have an age of 18 and above. Complete caving equipment including SRT and caving experience is needed.</text:span></text:p>
      <text:p text:style-name="P24"/>
      <text:p text:style-name="P27"><text:span text:style-name="T4">For all participants</text:span><text:span text:style-name="T4"> the following lectures will be offered:</text:span></text:p>
      <text:p text:style-name="P13">Geology of the Swabian Alb, cave genesis, materials needed for exploration, cave rescue, cave protection, bat protection, biology in caves, GPS, finding your way in rural areas, presentation of software for cave survey and mapping and much more.</text:p>
      <text:p text:style-name="P13">There will be a geological bus excursion on the swabian alb.</text:p>
      <text:p text:style-name="P13">We will hike in the Schmiech-, Ach- und Blau- valley and visit prehistoric sites.</text:p>
      <text:p text:style-name="P13">During the two weeks there will be 9 days where we will work in groups, 1 day bus excursion, 1 day hiking and 2 days without a fixed program.</text:p>
      <text:p text:style-name="P13">The evenings in the camp will give you the opportunity to meet other folks with same interests. You can bring a musical instrument or a piece of sports equipment.</text:p>
      <text:p text:style-name="P13">The camp is located on the sporting area in Schmiechen near Schelklingen (west of Ulm / Blaubeuren). We will have a big tent, a room for presentations and restrooms and showers. There will be additional tents for group activities. Electricity (230V/50Hz AC) to charge batteries is available.</text:p>
      <text:p text:style-name="P24"/>
      <text:p text:style-name="P27"><text:span text:style-name="T3">Catering at the camp wi</text:span><text:span text:style-name="T3">ll be supplied from our own "field kitchen". </text:span></text:p>
      <text:p text:style-name="P14">Participation fee is <text:s/>200.-€</text:p>
      <text:p text:style-name="P13">This includes for 16 days:</text:p>
      <text:p text:style-name="P13">Accommodation in a tent, restrooms with showers (warm showers for a small fee), 3 meals per day, support and training in small groups by experienced cavers, a bus excursion, all other excursions and entrance fees for common activities, course documentation, youth group insurance (health, third party liability, accident). Please bring an international health insurance certificate to make processing easier.</text:p>
      <text:p text:style-name="P24"/>
      <text:p text:style-name="P27"><text:span text:style-name="T1">The age limit can be extended when agreed with the camp lead. The advance pa</text:span><text:span text:style-name="T1">yment is 50.-€ and must be transferred immediately after confirmation of registration.</text:span></text:p>
      <text:p text:style-name="P27"><text:span text:style-name="T1">The rest of 150.-€ must be transferred until June, 30</text:span><text:span text:style-name="T11">th</text:span><text:span text:style-name="T1"> 2008.</text:span></text:p>
      <text:p text:style-name="P24"/>
      <text:p text:style-name="P27">The german „Verband der deutschen Höhlen- und Karstforscher“ supports his single members with 15.-€ per person. </text:p>
      <text:p text:style-name="P27"><text:span text:style-name="T1">Please fill out the registration as readable as possible, you can also modify the file in the computer</text:span><text:span text:style-name="T1">, print it out and sign the paper.</text:span></text:p>
      <text:p text:style-name="P24"/>
      <text:p text:style-name="P27"><text:span text:style-name="T1">Questions and comments: Please see </text:span><text:a xlink:type="simple" xlink:href="http://www.juhoefola.de/"><text:span text:style-name="Internet_20_link"><text:span text:style-name="T1">www.juhoefola.de</text:span></text:span></text:a><text:span text:style-name="T1"> or call +49-7394-1566</text:span></text:p>
      <text:p text:style-name="P24"/>
      <text:p text:style-name="P29"><text:span text:style-name="T4">Please send the</text:span><text:span text:style-name="T4"> 2 page letter with the registration (signed) to the camp lead:</text:span></text:p>
      <text:p text:style-name="P15"><text:tab/>Petra Boldt</text:p>
      <text:p text:style-name="P15"><text:tab/>Hauptstrasse 4</text:p>
      <text:p text:style-name="P15"><text:tab/>89601 Schelklingen</text:p>
      <text:p text:style-name="P15"><text:tab/>Germany</text:p>
      <text:p text:style-name="P15"><text:tab/>Phone: +49-7394-1566</text:p>
      <text:p text:style-name="P27"><text:span text:style-name="T3">Deadline is June, 30</text:span><text:span text:style-name="T12">th</text:span><text:span text:style-name="T3">, 2008</text:span><text:span text:style-name="T1">. Because the number of participants is limited, please register as soon as possible. With the confirmation of registration you will receive a detailed map how to find the camp and a list of things you should bring with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2" svg:font-family="Tahoma"/>
    <style:font-face style:name="Andale Sans UI" svg:font-family="'Andale Sans UI', 'Arial Unicode MS'" style:font-pitch="variable"/>
    <style:font-face style:name="Brushed Script" svg:font-family="'Brushed Script', 'Times New Roman'" style:font-pitch="variable"/>
    <style:font-face style:name="Times New Roman" svg:font-family="'Times New Roman'" style:font-family-generic="roman" style:font-pitch="variable"/>
    <style:font-face style:name="Albany" svg:font-family="Albany, 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de" fo:country="DE"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left="0cm" fo:margin-right="0cm" fo:text-align="center" style:justify-single-word="false" fo:text-indent="0cm" style:auto-text-indent="false" fo:keep-with-next="always"/>
      <style:text-properties style:font-name="Brushed Script" fo:font-size="44pt" style:font-size-asian="44pt" style:font-size-complex="10pt"/>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cm" fo:line-height="0.508cm" fo:text-indent="0cm" style:auto-text-indent="false" fo:keep-with-next="always"/>
      <style:text-properties fo:font-size="10pt" fo:font-style="italic" fo:font-weight="bold" style:font-size-asian="10pt" style:font-style-asian="italic" style:font-weight-asian="bold" style:font-size-complex="10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212cm" fo:margin-bottom="0cm" fo:text-align="justify" style:justify-single-word="false" fo:text-indent="0cm" style:auto-text-indent="false" fo:keep-with-next="always"/>
      <style:text-properties fo:font-style="italic" fo:font-weight="bold" style:font-style-asian="italic" style:font-weight-asian="bold" style:font-size-complex="10pt"/>
    </style:style>
    <style:style style:name="Heading_20_4" style:display-name="Heading 4" style:family="paragraph" style:parent-style-name="Standard" style:next-style-name="Standard" style:class="text" style:default-outline-level="4">
      <style:paragraph-properties fo:margin-left="0cm" fo:margin-right="0cm" fo:margin-top="0.212cm" fo:margin-bottom="0cm" fo:text-indent="0cm" style:auto-text-indent="false" fo:keep-with-next="always"/>
      <style:text-properties fo:font-style="italic" fo:font-weight="bold" style:font-style-asian="italic" style:font-weight-asian="bold" style:font-size-complex="10pt"/>
    </style:style>
    <style:style style:name="Heading_20_5" style:display-name="Heading 5" style:family="paragraph" style:parent-style-name="Standard" style:next-style-name="Standard" style:class="text" style:default-outline-level="5">
      <style:paragraph-properties fo:margin-left="0cm" fo:margin-right="0cm" fo:line-height="0.423cm" fo:text-align="center" style:justify-single-word="false" fo:text-indent="0cm" style:auto-text-indent="false" fo:keep-with-next="always"/>
      <style:text-properties fo:font-weight="bold" style:font-weight-asian="bold" style:font-size-complex="10pt"/>
    </style:style>
    <style:style style:name="Beschriftung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extkörper_20_21" style:display-name="Textkörper 21" style:family="paragraph" style:parent-style-name="Standard">
      <style:paragraph-properties fo:margin-top="0.212cm" fo:margin-bottom="0cm" fo:text-align="justify" style:justify-single-word="false"/>
      <style:text-properties fo:font-size="10pt" style:font-size-asian="10pt"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Absatz-Standardschriftart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Internet_20_link" style:display-name="Internet link" style:family="text" style:parent-style-name="WW-Absatz-Standardschriftart11111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3cm" fo:margin-bottom="1.3cm" fo:margin-left="1.501cm" fo:margin-right="1.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Arbeitsgemeinschaft Höhle &amp; Karst Grabenstetten eV</dc:title>
    <dc:subject>JuHöFoLa</dc:subject>
    <meta:initial-creator>Petra Boldt</meta:initial-creator>
    <meta:creation-date>2008-01-17T21:56:00</meta:creation-date>
    <dc:creator>Knut Brenndörfer</dc:creator>
    <dc:date>2008-01-17T21:56:00</dc:date>
    <meta:print-date>2007-12-21T20:16:00</meta:print-date>
    <meta:editing-cycles>2</meta:editing-cycles>
    <meta:editing-duration>PT0S</meta:editing-duration>
    <meta:user-defined meta:name="Info 1"/>
    <meta:user-defined meta:name="Info 2"/>
    <meta:user-defined meta:name="Info 3"/>
    <meta:user-defined meta:name="Info 4"/>
    <meta:document-statistic meta:table-count="0" meta:image-count="0" meta:object-count="0" meta:page-count="4" meta:paragraph-count="131" meta:word-count="1455" meta:character-count="12753"/>
  </office:meta>
</office:document-meta>
</file>